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1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3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ava-filled pipe veins have sulfur surrounding 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Replaces s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Diamon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Emeral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Lapis Lazuli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This is the copp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This is the tin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This is the silv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3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6" calcext:value-type="float">
            <text:p>96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3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Gravel ores have been disabled to prevent “torch-mining.”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1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:20:54.727970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10-15T00:21:19.140148424</dc:date>
    <meta:editing-duration>P1DT12H24M4S</meta:editing-duration>
    <meta:editing-cycles>48</meta:editing-cycles>
    <meta:generator>LibreOffice/4.2.8.2$Linux_X86_64 LibreOffice_project/420m0$Build-2</meta:generator>
    <meta:document-statistic meta:table-count="1" meta:cell-count="596" meta:object-count="0"/>
  </office:meta>
</office:document-meta>
</file>